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3/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9219541590369436754" text:style-name="L1">
        <text:list-item>
          <text:p text:style-name="P7">Requirements development</text:p>
        </text:list-item>
        <text:list-item>
          <text:p text:style-name="P7">Software architecture design</text:p>
        </text:list-item>
        <text:list-item>
          <text:p text:style-name="P7">Software code production</text:p>
        </text:list-item>
        <text:list-item>
          <text:p text:style-name="P7">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text:p text:style-name="P2"/>
      <text:p text:style-name="P2">A system structuring event is data intensive and any software-based, system-structuring tool needs a database component. <text:s/>Sqlite3 has been chosen as the initial database component for the OSSMTools software suite. <text:s/>All information and all persistent system state data will be placed in the Sqlite3 database. <text:s/>IM Phase Two has six general processes shown in Table 1.</text:p>
      <text:p text:style-name="P2"/>
      <table:table table:name="Table1" table:style-name="Table1">
        <table:table-column table:style-name="Table1.A" table:number-columns-repeated="3"/>
        <table:table-column table:style-name="Table1.D"/>
        <table:table-row>
          <table:table-cell table:style-name="Table1.A1" office:value-type="string">
            <text:p text:style-name="P6">Process Name</text:p>
          </table:table-cell>
          <table:table-cell table:style-name="Table1.A1" office:value-type="string">
            <text:p text:style-name="P6">Persistent Data </text:p>
          </table:table-cell>
          <table:table-cell table:style-name="Table1.A1" office:value-type="string">
            <text:p text:style-name="P6">Uses Logical Software </text:p>
          </table:table-cell>
          <table:table-cell table:style-name="Table1.D1" office:value-type="string">
            <text:p text:style-name="P6">Track Users</text:p>
          </table:table-cell>
        </table:table-row>
        <table:table-row>
          <table:table-cell table:style-name="Table1.A2" office:value-type="string">
            <text:p text:style-name="P6">Idea Gener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Clarific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Adjustment</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Structuring</text:p>
          </table:table-cell>
          <table:table-cell table:style-name="Table1.A2" office:value-type="string">
            <text:p text:style-name="P6">Yes</text:p>
          </table:table-cell>
          <table:table-cell table:style-name="Table1.A2" office:value-type="string">
            <text:p text:style-name="P6">Yes</text:p>
          </table:table-cell>
          <table:table-cell table:style-name="Table1.D2" office:value-type="string">
            <text:p text:style-name="P6">Yes (Votes)</text:p>
          </table:table-cell>
        </table:table-row>
        <table:table-row>
          <table:table-cell table:style-name="Table1.A2" office:value-type="string">
            <text:p text:style-name="P6">Interpre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row>
          <table:table-cell table:style-name="Table1.A2" office:value-type="string">
            <text:p text:style-name="P6">Adjus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
      <text:p text:style-name="P2"/>
      <text:p text:style-name="P1">Table 1 – Phase Two Structural Modeling Processes</text:p>
      <text:p text:style-name="P2"/>
      <text:p text:style-name="P2">As shown in Table 1, all six processes generate persistent data and only on process uses the structural modeling logical software. <text:s/>Each of the six processes will be explored next in more detail.</text:p>
      <text:p text:style-name="P2"/>
      <text:p text:style-name="P3">Ideawriting:</text:p>
      <text:p text:style-name="P5">Based on the information and data collected in Phase One, the specific triggering question may be used in Phase Two to guide the generation of ideas using the Ideawriting process. <text:s/>All group participants are given 30 minutes to generate and document relevant ideas. <text:s/>The ideas are entered into the database.</text:p>
      <text:p text:style-name="P5"/>
      <text:p text:style-name="P3">Nominal Group Technique:</text:p>
      <text:p text:style-name="P5">The Nominal Group Technique (NGT) may be used to 1) generate ideas, 2) adjust ideas and 3) classify ideas. <text:s/>NGT processes generate data to be persisted in the database as well as guiding the group participants toward documented, structured outcomes.</text:p>
      <text:p text:style-name="P5"/>
      <text:p text:style-name="P5">I<text:span text:style-name="T1">nterpretive Structural Modeling:</text:span></text:p>
      <text:p text:style-name="P5">Interpretive Structural Modeling (ISM) may be used to 1) structure ideas, 2) interpret idea structures, and 3) adjust idea structures. <text:s/>ISM generates a significant amount of data that needs to be persisted in the Sqlite3 database.</text:p>
      <text:p text:style-name="P5"/>
      <text:p text:style-name="P3">Initial Software Architecture:</text:p>
      <text:p text:style-name="P5">The initial OSSMTools software architecture development will focus on Phase Two processes and the creation of a embedded database to support the IM processes.</text:p>
      <text:p text:style-name="P2"/>
      <text:p text:style-name="P3">Initial Software Design:</text:p>
      <text:p text:style-name="P5">The initial software system is based on Node.js, Vue.js and Sqlite3. <text:s/>The basic software module contains a database as well as functions to register users. <text:s/>Each individual user has access to their own material. <text:s/>The individual editing functions need to be analyzed and evaluated to determine the proper <text:soft-page-break/>collection of editing functions. <text:s/></text:p>
      <text:p text:style-name="P5"/>
      <text:p text:style-name="P5">A database administrative role is needed to provide access to the complete collection of information in the database.</text:p>
      <text:p text:style-name="P5"/>
      <text:p text:style-name="P5">The entries into the database can be modified but not deleted. <text:s/>Records are copied before modification and keep in the same database table. <text:s/>Need to further evaluate the 'information history' concept and function. <text:s/>An open source solution may be available for this type of edit history function. </text:p>
      <text:p text:style-name="P5"/>
      <text:p text:style-name="P5">These functions will ned further elabor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10-05T22:10:47</dc:date>
    <dc:creator>Joseph Simpson</dc:creator>
    <meta:editing-duration>P9DT16H48M6S</meta:editing-duration>
    <meta:editing-cycles>33</meta:editing-cycles>
    <meta:generator>OpenOffice/4.1.5$Unix OpenOffice.org_project/415m1$Build-9789</meta:generator>
    <meta:document-statistic meta:table-count="1" meta:image-count="1" meta:object-count="0" meta:page-count="5" meta:paragraph-count="81" meta:word-count="1600" meta:character-count="10916"/>
  </office:meta>
</office:document-meta>
</file>